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14d36c" officeooo:paragraph-rsid="0014d36c"/>
    </style:style>
    <style:style style:name="P2" style:family="paragraph" style:parent-style-name="Standard">
      <style:text-properties officeooo:rsid="00123c94" officeooo:paragraph-rsid="00123c94"/>
    </style:style>
    <style:style style:name="P3" style:family="paragraph" style:parent-style-name="Standard">
      <style:text-properties officeooo:rsid="00123c94" officeooo:paragraph-rsid="00140e75"/>
    </style:style>
    <style:style style:name="P4" style:family="paragraph" style:parent-style-name="Standard" style:list-style-name="L2">
      <style:text-properties officeooo:rsid="00123c94" officeooo:paragraph-rsid="00123c94"/>
    </style:style>
    <style:style style:name="P5" style:family="paragraph" style:parent-style-name="Standard">
      <style:text-properties officeooo:rsid="00140e75" officeooo:paragraph-rsid="00140e75"/>
    </style:style>
    <style:style style:name="P6" style:family="paragraph" style:parent-style-name="Standard">
      <style:text-properties officeooo:rsid="00140e75" officeooo:paragraph-rsid="0014d36c"/>
    </style:style>
    <style:style style:name="P7" style:family="paragraph" style:parent-style-name="Standard">
      <style:text-properties officeooo:rsid="0014d36c" officeooo:paragraph-rsid="0014d36c"/>
    </style:style>
    <style:style style:name="P8" style:family="paragraph" style:parent-style-name="Standard" style:list-style-name="L2">
      <style:text-properties officeooo:rsid="0014d36c" officeooo:paragraph-rsid="0014d36c"/>
    </style:style>
    <style:style style:name="P9" style:family="paragraph" style:parent-style-name="Standard">
      <style:text-properties officeooo:rsid="0014d36c" officeooo:paragraph-rsid="00159a24"/>
    </style:style>
    <style:style style:name="P10" style:family="paragraph" style:parent-style-name="Standard">
      <style:paragraph-properties fo:margin-left="2.54cm" fo:margin-right="0cm" fo:text-indent="0cm" style:auto-text-indent="false"/>
      <style:text-properties officeooo:rsid="00123c94" officeooo:paragraph-rsid="00123c94"/>
    </style:style>
    <style:style style:name="P11" style:family="paragraph" style:parent-style-name="Standard">
      <style:paragraph-properties fo:margin-left="2.54cm" fo:margin-right="0cm" fo:text-indent="0cm" style:auto-text-indent="false"/>
      <style:text-properties officeooo:rsid="00123c94" officeooo:paragraph-rsid="0014d36c"/>
    </style:style>
    <style:style style:name="P12" style:family="paragraph" style:parent-style-name="Standard">
      <style:paragraph-properties fo:margin-left="2.54cm" fo:margin-right="0cm" fo:text-indent="0cm" style:auto-text-indent="false"/>
      <style:text-properties officeooo:rsid="0014d36c" officeooo:paragraph-rsid="0014d36c"/>
    </style:style>
    <style:style style:name="P13" style:family="paragraph" style:parent-style-name="Standard">
      <style:paragraph-properties fo:margin-left="2.54cm" fo:margin-right="0cm" fo:text-indent="0cm" style:auto-text-indent="false"/>
      <style:text-properties officeooo:rsid="00140e75" officeooo:paragraph-rsid="00140e75"/>
    </style:style>
    <style:style style:name="P14" style:family="paragraph" style:parent-style-name="Standard">
      <style:paragraph-properties fo:margin-left="2.54cm" fo:margin-right="0cm" fo:text-indent="0cm" style:auto-text-indent="false"/>
      <style:text-properties officeooo:rsid="00140e75" officeooo:paragraph-rsid="0014d36c"/>
    </style:style>
    <style:style style:name="P15" style:family="paragraph" style:parent-style-name="Standard">
      <style:paragraph-properties fo:margin-left="2.54cm" fo:margin-right="0cm" fo:text-indent="0cm" style:auto-text-indent="false"/>
      <style:text-properties officeooo:rsid="00159a24" officeooo:paragraph-rsid="00159a24"/>
    </style:style>
    <style:style style:name="P16" style:family="paragraph" style:parent-style-name="Text_20_body" style:list-style-name="L1"/>
    <style:style style:name="P17" style:family="paragraph" style:parent-style-name="Text_20_body" style:list-style-name="L1">
      <style:text-properties officeooo:paragraph-rsid="00159a24"/>
    </style:style>
    <style:style style:name="P18" style:family="paragraph" style:parent-style-name="Text_20_body" style:list-style-name="L4">
      <style:text-properties officeooo:paragraph-rsid="0014d36c"/>
    </style:style>
    <style:style style:name="T1" style:family="text">
      <style:text-properties officeooo:rsid="00123c94"/>
    </style:style>
    <style:style style:name="T2" style:family="text">
      <style:text-properties fo:color="#000000" loext:opacity="100%" style:font-name="Consolas" fo:font-size="12pt" fo:background-color="#e8f2fe" loext:char-shading-value="0" style:font-size-asian="12pt"/>
    </style:style>
    <style:style style:name="T3" style:family="text">
      <style:text-properties fo:color="#000000" loext:opacity="100%" style:font-name="Consolas" fo:font-size="12pt" officeooo:rsid="00140e75" fo:background-color="#e8f2fe" loext:char-shading-value="0" style:font-size-asian="12pt"/>
    </style:style>
    <style:style style:name="T4" style:family="text">
      <style:text-properties officeooo:rsid="0014d36c"/>
    </style:style>
    <style:style style:name="T5" style:family="text">
      <style:text-properties officeooo:rsid="0016e25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h text:style-name="P1" text:outline-level="1">Rappel</text:h>
      <text:p text:style-name="Text_20_body">Quelques éléments de structure de la documentation technique :</text:p>
      <text:list xml:id="list3164770874" text:style-name="L1">
        <text:list-item>
          <text:p text:style-name="P16">Page de garde </text:p>
        </text:list-item>
        <text:list-item>
          <text:p text:style-name="P16">Sommaire </text:p>
        </text:list-item>
        <text:list-item>
          <text:p text:style-name="P16">Présentation rapide de l’application </text:p>
          <text:list>
            <text:list-item>
              <text:p text:style-name="P16"><text:span text:style-name="Strong_20_Emphasis">Expliquer</text:span> le Use Case global (types d’utilisateurs, spécificités, …). Par exemple expliquer les rôles. </text:p>
            </text:list-item>
            <text:list-item>
              <text:p text:style-name="P16"><text:span text:style-name="Strong_20_Emphasis">Expliquer</text:span> le diagramme de classe des données global (base de données), surtout les éléments particuliers (par exemple chef Agence, client inactif, …) qui servent et concernent le code développé. </text:p>
            </text:list-item>
          </text:list>
        </text:list-item>
        <text:list-item>
          <text:p text:style-name="P16">Architecture </text:p>
          <text:list>
            <text:list-item>
              <text:p text:style-name="P16"><text:span text:style-name="Strong_20_Emphasis">Architecture générale</text:span> en terme de sous-systèmes (poste client, serveurs, …) et rôle de chaque élément </text:p>
            </text:list-item>
            <text:list-item>
              <text:p text:style-name="P16">Ressources externes utilisées et rôles (dépendances, .jar nécessaires, …) </text:p>
            </text:list-item>
            <text:list-item>
              <text:p text:style-name="P16">Structuration en packages de l’application documentée. Principes retenus pour cette structuration </text:p>
            </text:list-item>
            <text:list-item>
              <text:p text:style-name="P16">Eléments essentiels à connaître, spécificités, … nécessaires à la mise en œuvre du développement. Cette partie peut être illustrée par un diagramme de séquence. Par exemple, une structure récurrente de classes peut être décrite ici (contrôleurs de dialogues, contrôleurs de vue, …). </text:p>
            </text:list-item>
          </text:list>
        </text:list-item>
        <text:list-item>
          <text:p text:style-name="P16">Pour chaque fonctionnalité : <text:span text:style-name="Strong_20_Emphasis">en les expliquant</text:span> </text:p>
          <text:list>
            <text:list-item>
              <text:p text:style-name="P16">Partie de use case réalisé - scénarios éventuels </text:p>
            </text:list-item>
            <text:list-item>
              <text:p text:style-name="P16">Partie du diagramme de classes données nécessaires : en lecture, en mise à jour </text:p>
            </text:list-item>
            <text:list-item>
              <text:p text:style-name="P16">Classes impliquées dans chaque package </text:p>
            </text:list-item>
            <text:list-item>
              <text:p text:style-name="P16">Eléments essentiels à connaître, spécificités, … nécessaires à la mise en œuvre du développement. Cette partie peut être illustrée par un diagramme de séquence. </text:p>
            </text:list-item>
            <text:list-item>
              <text:p text:style-name="P16"><text:span text:style-name="Emphasis">Eventuellement</text:span> : extraits de code significatifs commentés <text:span text:style-name="Strong_20_Emphasis">si nécessaire</text:span> pour des points particuliers et importants. </text:p>
            </text:list-item>
            <text:list-item>
              <text:p text:style-name="P16"><text:span text:style-name="Emphasis">Eventuellement</text:span> : copies des écrans principaux de la fonctionnalité (ou renvoi vers doc utilisateur) + maquettes états imprimés (si concerné). </text:p>
            </text:list-item>
          </text:list>
        </text:list-item>
      </text:list>
      <text:h text:style-name="Heading_20_1" text:outline-level="1"><text:soft-page-break/></text:h>
      <text:h text:style-name="Heading_20_1" text:outline-level="1"/>
      <text:h text:style-name="Heading_20_1" text:outline-level="1">Documentation technique Version 1</text:h>
      <text:p text:style-name="P2"/>
      <text:p text:style-name="P2">De quelle doc tec<text:span text:style-name="T4">h</text:span>nique on parle ?</text:p>
      <text:p text:style-name="P2"/>
      <text:list xml:id="list4133423647" text:style-name="L2">
        <text:list-item>
          <text:p text:style-name="P8">Page de garde ok</text:p>
        </text:list-item>
        <text:list-item>
          <text:p text:style-name="P8">Sommaire ok</text:p>
        </text:list-item>
        <text:list-item>
          <text:p text:style-name="P4">Présentation</text:p>
        </text:list-item>
      </text:list>
      <text:p text:style-name="P2"/>
      <text:p text:style-name="P10">L’application permet également de gérer les employés (rôles).</text:p>
      <text:p text:style-name="P12">C’est ici que vous devez mettre les diagrammes de classe . Cf Rappel</text:p>
      <text:p text:style-name="P12"><text:span text:style-name="T2">Diagrammes </text:span></text:p>
      <text:p text:style-name="P11"><text:span text:style-name="T2">Avant les di</text:span><text:span text:style-name="T3">a</text:span><text:span text:style-name="T2">grammes vous devez expliquer les fonctionnalités demandées et éventuellement les contraintes.</text:span></text:p>
      <text:p text:style-name="P11"><text:span text:style-name="T2"/></text:p>
      <text:p text:style-name="P11"><text:span text:style-name="T2">Vous devez expliquer que le développement comporte plusieurs versions et dé</text:span><text:span text:style-name="T3">c</text:span><text:span text:style-name="T2">rire chaque version. Ce qui permettra de mieux comprendre v1… dans les diagramme</text:span></text:p>
      <text:p text:style-name="P11"><text:span text:style-name="T2"/></text:p>
      <text:p text:style-name="P11"><text:span text:style-name="T2"/></text:p>
      <text:p text:style-name="P11"><text:span text:style-name="T2">Les diagrammes :</text:span></text:p>
      <text:p text:style-name="P11"><text:span text:style-name="T2"><text:s/>vous devez numéroter chaque figure, lui donner un titre et l’expliquer.</text:span></text:p>
      <text:p text:style-name="P11"><text:span text:style-name="T2">A quoi servent ces classes ? Que veut dire v1.</text:span></text:p>
      <text:p text:style-name="P14"><text:span text:style-name="T2">L’application permet de gérer des employés et des clients de plusieurs agences bancaires. Une agence bancaire à deux types d’employés.</text:span></text:p>
      <text:p text:style-name="P14"><text:span text:style-name="T2">Il y a deux types d’employés les chefs d’agence et les guichetiers. Une agence peut avoir 0 ou 1 chef d’agence, et plusieurs guichetier...</text:span></text:p>
      <text:p text:style-name="P11"><text:span text:style-name="T2"/></text:p>
      <text:p text:style-name="P14"><text:span text:style-name="T2">Qu’est ce qu’un client inactif…</text:span></text:p>
      <text:p text:style-name="P14"><text:span text:style-name="T2"/></text:p>
      <text:p text:style-name="P14"><text:span text:style-name="T2"/></text:p>
      <text:p text:style-name="P14"><text:span text:style-name="T2">Dans le diagramme des cas d’utilisations vous devez indiquer que les utilisateurs de l’application sont des employés de la banque que les fonctionnalités des guichetiers sont aussi accessibles au chef d’agence…</text:span></text:p>
      <text:p text:style-name="P14"><text:span text:style-name="T2"/></text:p>
      <text:p text:style-name="P6"><text:span text:style-name="T2"/></text:p>
      <text:p text:style-name="P6"><text:span text:style-name="T2"/></text:p>
      <text:p text:style-name="P14"><text:span text:style-name="T2">Bref vous devez écrire du texte.</text:span></text:p>
      <text:p text:style-name="P14"><text:span text:style-name="T2"/></text:p>
      <text:p text:style-name="P15"><text:span text:style-name="T2">Revoir les rappels</text:span></text:p>
      <text:p text:style-name="P2"/>
      <text:list xml:id="list3568294638" text:style-name="L4">
        <text:list-item>
          <text:p text:style-name="P18"><text:soft-page-break/><text:span text:style-name="T1">Architecture </text:span></text:p>
        </text:list-item>
      </text:list>
      <text:p text:style-name="P2"/>
      <text:p text:style-name="P2"/>
      <text:p text:style-name="P13">Ce document doit servir à la maintenance de l’application pour cela il faut pouvoir l’installer et comprendre les différents éléments de l’architecture.</text:p>
      <text:p text:style-name="P10"/>
      <text:p text:style-name="P10">Comment fait on pour installer l’application afin de pouvoir la faire évoluer ?</text:p>
      <text:p text:style-name="P10">Version de java, BD, script <text:s/>de la base.</text:p>
      <text:p text:style-name="P13">Doit-on cloner quelque chose ?</text:p>
      <text:p text:style-name="P10">Si je change de base comment je fais le lien avec l’application java ?</text:p>
      <text:p text:style-name="P10"/>
      <text:p text:style-name="P2"/>
      <text:p text:style-name="P5"><text:s/></text:p>
      <text:p text:style-name="P10">A quoi sert le fichier <text:span text:style-name="T2">DailyBankState.java ?</text:span></text:p>
      <text:p text:style-name="P12"><text:span text:style-name="T2">Expliquer par un diagramme de séquence qui déclenche l’appel d’une fen^tre quand je clique dans une fenêtre qui exécute, qui appelle les requêtes… <text:s/></text:span></text:p>
      <text:p text:style-name="P12"><text:span text:style-name="T2">cf Rappel</text:span></text:p>
      <text:p text:style-name="P7"><text:span text:style-name="T2"><text:s/></text:span></text:p>
      <text:p text:style-name="P2"><text:span text:style-name="T2"/></text:p>
      <text:p text:style-name="P6"><text:span text:style-name="T2"/></text:p>
      <text:p text:style-name="P5"><text:span text:style-name="T2"/></text:p>
      <text:p text:style-name="P5"><text:span text:style-name="T2"/></text:p>
      <text:p text:style-name="P9"><text:span text:style-name="T2">Description des fonctionnalités introduites</text:span></text:p>
      <text:p text:style-name="P9"><text:span text:style-name="T2">Dans chaque partie : qui est le développeur responsable. Chaque développeur peut faire une fichier de documentation séparé si besoin. </text:span></text:p>
      <text:p text:style-name="P9"><text:span text:style-name="T2"/></text:p>
      <text:p text:style-name="P9"><text:span text:style-name="T2"/></text:p>
      <text:p text:style-name="P9"><text:span text:style-name="T2"/></text:p>
      <text:p text:style-name="P9"><text:span text:style-name="T2">Partie de use case réalisé - scénarios éventuels </text:span></text:p>
      <text:list xml:id="list135016015502201" text:continue-list="list3164770874" text:style-name="L1">
        <text:list-item>
          <text:list>
            <text:list-item>
              <text:p text:style-name="P17">Partie du diagramme de classes données nécessaires : en lecture, en mise à jour </text:p>
            </text:list-item>
            <text:list-item>
              <text:p text:style-name="P17">Classes impliquées dans chaque package <text:span text:style-name="T5">Ok mais préciser si vous avez créé la classe les methodes introduites</text:span></text:p>
            </text:list-item>
            <text:list-item>
              <text:p text:style-name="P17">Eléments essentiels à connaître, spécificités, … nécessaires à la mise en œuvre du développement. Cette partie peut être illustrée par un diagramme de séquence. </text:p>
            </text:list-item>
            <text:list-item>
              <text:p text:style-name="P17"><text:span text:style-name="Emphasis">Eventuellement</text:span> : extraits de code significatifs commentés <text:span text:style-name="Strong_20_Emphasis">si nécessaire</text:span> pour des points particuliers et importants. </text:p>
            </text:list-item>
          </text:list>
        </text:list-item>
      </text:list>
      <text:p text:style-name="P9"><text:span text:style-name="Emphasis"><text:span text:style-name="T2">Eventuellement</text:span></text:span><text:span text:style-name="T2"> : copies des écrans principaux de la fonctionnalité (ou renvoi vers doc utilisateur) + maquettes états imprimés (si concerné).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21T12:56:44.780000000</meta:creation-date>
    <dc:date>2023-05-21T13:50:15.499000000</dc:date>
    <meta:editing-duration>PT9M56S</meta:editing-duration>
    <meta:editing-cycles>1</meta:editing-cycles>
    <meta:document-statistic meta:table-count="0" meta:image-count="0" meta:object-count="0" meta:page-count="3" meta:paragraph-count="57" meta:word-count="663" meta:character-count="4280" meta:non-whitespace-character-count="3666"/>
    <meta:generator>LibreOffice/7.0.0.3$Windows_X86_64 LibreOffice_project/8061b3e9204bef6b321a21033174034a5e2ea88e</meta:generator>
  </office:meta>
</office:document-meta>
</file>